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Bastianich</text:p>
          </table:table-cell>
          <table:table-cell office:value-type="string">
            <text:p>Colli del Friuli</text:p>
          </table:table-cell>
          <table:table-cell office:value-type="string">
            <text:p>2020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100%</text:p>
          </table:table-cell>
          <table:table-cell office:value-type="string">
            <text:p>13.5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aroloMonprivato</text:p>
          </table:table-cell>
          <table:table-cell office:value-type="string">
            <text:p>Castiglione Falletto</text:p>
          </table:table-cell>
          <table:table-cell office:value-type="string">
            <text:p>2011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Nebbiolo 100%</text:p>
          </table:table-cell>
          <table:table-cell office:value-type="string">
            <text:p>22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